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9.022cm"/>
    </style:style>
    <style:style style:name="co3" style:family="table-column">
      <style:table-column-properties fo:break-before="auto" style:column-width="7.2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/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 table:number-rows-repeated="1047865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</table:table>
      <table:named-expressions/>
      <table:database-ranges>
        <table:database-range table:name="__Anonymous_Sheet_DB__0" table:target-range-address="Schreibhand.A1:Schreibhand.C69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.00.0000</text:date>, <text:time style:data-style-name="N2" text:time-value="20:19:13.91488865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0.0.3$Linux_X86_64 LibreOffice_project/8061b3e9204bef6b321a21033174034a5e2ea88e</meta:generator>
    <meta:creation-date>2006-09-16T14:57:30</meta:creation-date>
    <dc:date>2020-10-20T20:33:31.645347070</dc:date>
    <meta:editing-cycles>400</meta:editing-cycles>
    <meta:editing-duration>PT18H33M18S</meta:editing-duration>
    <meta:document-statistic meta:table-count="2" meta:cell-count="1673" meta:object-count="0"/>
    <meta:user-defined meta:name="Info 1"/>
    <meta:user-defined meta:name="Info 2"/>
    <meta:user-defined meta:name="Info 3"/>
    <meta:user-defined meta:name="Info 4"/>
  </office:meta>
</office:document-meta>
</file>